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2.6465in"/>
    </style:style>
    <style:style style:name="co8" style:family="table-column">
      <style:table-column-properties fo:break-before="auto" style:column-width="2.9689in"/>
    </style:style>
    <style:style style:name="co9" style:family="table-column">
      <style:table-column-properties fo:break-before="auto" style:column-width="5.9917in"/>
    </style:style>
    <style:style style:name="co10" style:family="table-column">
      <style:table-column-properties fo:break-before="auto" style:column-width="3.9319in"/>
    </style:style>
    <style:style style:name="co11" style:family="table-column">
      <style:table-column-properties fo:break-before="auto" style:column-width="3.3154in"/>
    </style:style>
    <style:style style:name="co12" style:family="table-column">
      <style:table-column-properties fo:break-before="auto" style:column-width="5.5571in"/>
    </style:style>
    <style:style style:name="co13" style:family="table-column">
      <style:table-column-properties fo:break-before="auto" style:column-width="8.5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99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99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ce1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office:value-type="string" calcext:value-type="string">
            <text:p>from bpnode.xml</text:p>
          </table:table-cell>
          <table:table-cell office:value-type="string" calcext:value-type="string">
            <text:p>computed from cmd_str</text:p>
          </table:table-cell>
          <table:table-cell office:value-type="string" calcext:value-type="string">
            <text:p>Match?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DR Directives List</text:p>
          </table:table-cell>
          <table:table-cell table:style-name="ce12" office:value-type="string" calcext:value-type="string">
            <text:p>Map ID</text:p>
          </table:table-cell>
          <table:table-cell table:style-name="ce12"/>
          <table:table-cell table:style-name="ce12" office:value-type="string" calcext:value-type="string">
            <text:p>Enum val</text:p>
          </table:table-cell>
          <table:table-cell table:style-name="ce12" table:number-columns-repeated="2"/>
          <table:table-cell table:style-name="ce12" office:value-type="string" calcext:value-type="string">
            <text:p>default_bpnode_fcncodes.h</text:p>
          </table:table-cell>
          <table:table-cell/>
          <table:table-cell table:style-name="ce11" office:value-type="string" calcext:value-type="string">
            <text:p>enum_str</text:p>
          </table:table-cell>
          <table:table-cell table:style-name="ce11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1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office:value-type="string" calcext:value-type="string">
            <text:p>NoopCm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office:value-type="string" calcext:value-type="string">
            <text:p>AddAllApplicationsCmd</text:p>
          </table:table-cell>
          <table:table-cell table:formula="of:=RIGHT([.J10];LEN([.J10])-7)" office:value-type="string" office:string-value="AddAllApplicationsCmd" calcext:value-type="string">
            <text:p>AddAllApplicationsCmd</text:p>
          </table:table-cell>
          <table:table-cell table:style-name="ce13" table:formula="of:=EXACT([.K10];[.L1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office:value-type="string" calcext:value-type="string">
            <text:p>StartAllApplicationsCmd</text:p>
          </table:table-cell>
          <table:table-cell table:formula="of:=RIGHT([.J11];LEN([.J11])-7)" office:value-type="string" office:string-value="StartAllApplicationsCmd" calcext:value-type="string">
            <text:p>StartAllApplicationsCmd</text:p>
          </table:table-cell>
          <table:table-cell table:style-name="ce13" table:formula="of:=EXACT([.K11];[.L1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office:value-type="string" calcext:value-type="string">
            <text:p>VerifyBundleStorageCmd</text:p>
          </table:table-cell>
          <table:table-cell table:formula="of:=RIGHT([.J12];LEN([.J12])-7)" office:value-type="string" office:string-value="VerifyBundleStorageCmd" calcext:value-type="string">
            <text:p>VerifyBundleStorageCmd</text:p>
          </table:table-cell>
          <table:table-cell table:style-name="ce13" table:formula="of:=EXACT([.K12];[.L1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office:value-type="string" calcext:value-type="string">
            <text:p>InitBundleStorageCmd</text:p>
          </table:table-cell>
          <table:table-cell table:formula="of:=RIGHT([.J13];LEN([.J13])-7)" office:value-type="string" office:string-value="InitBundleStorageCmd" calcext:value-type="string">
            <text:p>InitBundleStorageCmd</text:p>
          </table:table-cell>
          <table:table-cell table:style-name="ce13" table:formula="of:=EXACT([.K13];[.L1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office:value-type="string" calcext:value-type="string">
            <text:p>VerifyBundleMetadataCmd</text:p>
          </table:table-cell>
          <table:table-cell table:formula="of:=RIGHT([.J14];LEN([.J14])-7)" office:value-type="string" office:string-value="VerifyBundleMetadataCmd" calcext:value-type="string">
            <text:p>VerifyBundleMetadataCmd</text:p>
          </table:table-cell>
          <table:table-cell table:style-name="ce13" table:formula="of:=EXACT([.K14];[.L1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office:value-type="string" calcext:value-type="string">
            <text:p>RebuildBundleMetadataCmd</text:p>
          </table:table-cell>
          <table:table-cell table:formula="of:=RIGHT([.J15];LEN([.J15])-7)" office:value-type="string" office:string-value="RebuildBundleMetadataCmd" calcext:value-type="string">
            <text:p>RebuildBundleMetadataCmd</text:p>
          </table:table-cell>
          <table:table-cell table:style-name="ce13" table:formula="of:=EXACT([.K15];[.L1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office:value-type="string" calcext:value-type="string">
            <text:p>ClearVolatileCmd</text:p>
          </table:table-cell>
          <table:table-cell table:formula="of:=RIGHT([.J16];LEN([.J16])-7)" office:value-type="string" office:string-value="ClearVolatileCmd" calcext:value-type="string">
            <text:p>ClearVolatileCmd</text:p>
          </table:table-cell>
          <table:table-cell table:style-name="ce13" table:formula="of:=EXACT([.K16];[.L1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office:value-type="string" calcext:value-type="string">
            <text:p>ReloadSavedDataCmd</text:p>
          </table:table-cell>
          <table:table-cell table:formula="of:=RIGHT([.J17];LEN([.J17])-7)" office:value-type="string" office:string-value="ReloadSavedDataCmd" calcext:value-type="string">
            <text:p>ReloadSavedDataCmd</text:p>
          </table:table-cell>
          <table:table-cell table:style-name="ce13" table:formula="of:=EXACT([.K17];[.L1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13" table:formula="of:=EXACT([.K18];[.L1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3"/>
          <table:table-cell table:style-name="ce13" table:formula="of:=EXACT([.K19];[.L1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office:value-type="string" calcext:value-type="string">
            <text:p>ResetAllCountersCmd</text:p>
          </table:table-cell>
          <table:table-cell table:formula="of:=RIGHT([.J20];LEN([.J20])-7)" office:value-type="string" office:string-value="ResetAllCountersCmd" calcext:value-type="string">
            <text:p>ResetAllCountersCmd</text:p>
          </table:table-cell>
          <table:table-cell table:style-name="ce13" table:formula="of:=EXACT([.K20];[.L2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office:value-type="string" calcext:value-type="string">
            <text:p>ResetCounterCmd</text:p>
          </table:table-cell>
          <table:table-cell table:formula="of:=RIGHT([.J21];LEN([.J21])-7)" office:value-type="string" office:string-value="ResetCounterCmd" calcext:value-type="string">
            <text:p>ResetCounterCmd</text:p>
          </table:table-cell>
          <table:table-cell table:style-name="ce13" table:formula="of:=EXACT([.K21];[.L2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office:value-type="string" calcext:value-type="string">
            <text:p>ResetSourceCountersCmd</text:p>
          </table:table-cell>
          <table:table-cell table:formula="of:=RIGHT([.J22];LEN([.J22])-7)" office:value-type="string" office:string-value="ResetSourceCountersCmd" calcext:value-type="string">
            <text:p>ResetSourceCountersCmd</text:p>
          </table:table-cell>
          <table:table-cell table:style-name="ce13" table:formula="of:=EXACT([.K22];[.L2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office:value-type="string" calcext:value-type="string">
            <text:p>ResetBundleCountersCmd</text:p>
          </table:table-cell>
          <table:table-cell table:formula="of:=RIGHT([.J23];LEN([.J23])-7)" office:value-type="string" office:string-value="ResetBundleCountersCmd" calcext:value-type="string">
            <text:p>ResetBundleCountersCmd</text:p>
          </table:table-cell>
          <table:table-cell table:style-name="ce13" table:formula="of:=EXACT([.K23];[.L2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office:value-type="string" calcext:value-type="string">
            <text:p>ResetErrorCountersCmd</text:p>
          </table:table-cell>
          <table:table-cell table:formula="of:=RIGHT([.J24];LEN([.J24])-7)" office:value-type="string" office:string-value="ResetErrorCountersCmd" calcext:value-type="string">
            <text:p>ResetErrorCountersCmd</text:p>
          </table:table-cell>
          <table:table-cell table:style-name="ce13" table:formula="of:=EXACT([.K24];[.L2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table:style-name="ce13" table:formula="of:=EXACT([.K25];[.L2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3"/>
          <table:table-cell table:style-name="ce13" table:formula="of:=EXACT([.K26];[.L2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office:value-type="string" calcext:value-type="string">
            <text:p>AddApplicationCmd</text:p>
          </table:table-cell>
          <table:table-cell table:formula="of:=RIGHT([.J27];LEN([.J27])-7)" office:value-type="string" office:string-value="AddApplicationCmd" calcext:value-type="string">
            <text:p>AddApplicationCmd</text:p>
          </table:table-cell>
          <table:table-cell table:style-name="ce13" table:formula="of:=EXACT([.K27];[.L2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office:value-type="string" calcext:value-type="string">
            <text:p>RemoveApplicationCmd</text:p>
          </table:table-cell>
          <table:table-cell table:formula="of:=RIGHT([.J28];LEN([.J28])-7)" office:value-type="string" office:string-value="RemoveApplicationCmd" calcext:value-type="string">
            <text:p>RemoveApplicationCmd</text:p>
          </table:table-cell>
          <table:table-cell table:style-name="ce13" table:formula="of:=EXACT([.K28];[.L2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office:value-type="string" calcext:value-type="string">
            <text:p>SetRegistrationStateCmd</text:p>
          </table:table-cell>
          <table:table-cell table:formula="of:=RIGHT([.J29];LEN([.J29])-7)" office:value-type="string" office:string-value="SetRegistrationStateCmd" calcext:value-type="string">
            <text:p>SetRegistrationStateCmd</text:p>
          </table:table-cell>
          <table:table-cell table:style-name="ce13" table:formula="of:=EXACT([.K29];[.L2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office:value-type="string" calcext:value-type="string">
            <text:p>StartApplicationCmd</text:p>
          </table:table-cell>
          <table:table-cell table:formula="of:=RIGHT([.J30];LEN([.J30])-7)" office:value-type="string" office:string-value="StartApplicationCmd" calcext:value-type="string">
            <text:p>StartApplicationCmd</text:p>
          </table:table-cell>
          <table:table-cell table:style-name="ce13" table:formula="of:=EXACT([.K30];[.L3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office:value-type="string" calcext:value-type="string">
            <text:p>StopApplicationCmd</text:p>
          </table:table-cell>
          <table:table-cell table:formula="of:=RIGHT([.J31];LEN([.J31])-7)" office:value-type="string" office:string-value="StopApplicationCmd" calcext:value-type="string">
            <text:p>StopApplicationCmd</text:p>
          </table:table-cell>
          <table:table-cell table:style-name="ce13" table:formula="of:=EXACT([.K31];[.L3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style-name="ce13" table:formula="of:=EXACT([.K32];[.L3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3"/>
          <table:table-cell table:style-name="ce13" table:formula="of:=EXACT([.K33];[.L3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office:value-type="string" calcext:value-type="string">
            <text:p>AddAuthSourcesCmd</text:p>
          </table:table-cell>
          <table:table-cell table:formula="of:=RIGHT([.J34];LEN([.J34])-7)" office:value-type="string" office:string-value="AddAuthSourcesCmd" calcext:value-type="string">
            <text:p>AddAuthSourcesCmd</text:p>
          </table:table-cell>
          <table:table-cell table:style-name="ce13" table:formula="of:=EXACT([.K34];[.L3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office:value-type="string" calcext:value-type="string">
            <text:p>RemoveAuthSourcesCmd</text:p>
          </table:table-cell>
          <table:table-cell table:formula="of:=RIGHT([.J35];LEN([.J35])-7)" office:value-type="string" office:string-value="RemoveAuthSourcesCmd" calcext:value-type="string">
            <text:p>RemoveAuthSourcesCmd</text:p>
          </table:table-cell>
          <table:table-cell table:style-name="ce13" table:formula="of:=EXACT([.K35];[.L3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office:value-type="string" calcext:value-type="string">
            <text:p>AddAuthCustodySourcesCmd</text:p>
          </table:table-cell>
          <table:table-cell table:formula="of:=RIGHT([.J36];LEN([.J36])-7)" office:value-type="string" office:string-value="AddAuthCustodySourcesCmd" calcext:value-type="string">
            <text:p>AddAuthCustodySourcesCmd</text:p>
          </table:table-cell>
          <table:table-cell table:style-name="ce13" table:formula="of:=EXACT([.K36];[.L3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office:value-type="string" calcext:value-type="string">
            <text:p>RemoveAuthCustodySourcesCmd</text:p>
          </table:table-cell>
          <table:table-cell table:formula="of:=RIGHT([.J37];LEN([.J37])-7)" office:value-type="string" office:string-value="RemoveAuthCustodySourcesCmd" calcext:value-type="string">
            <text:p>RemoveAuthCustodySourcesCmd</text:p>
          </table:table-cell>
          <table:table-cell table:style-name="ce13" table:formula="of:=EXACT([.K37];[.L3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office:value-type="string" calcext:value-type="string">
            <text:p>AddAuthCustodiansCmd</text:p>
          </table:table-cell>
          <table:table-cell table:formula="of:=RIGHT([.J38];LEN([.J38])-7)" office:value-type="string" office:string-value="AddAuthCustodiansCmd" calcext:value-type="string">
            <text:p>AddAuthCustodiansCmd</text:p>
          </table:table-cell>
          <table:table-cell table:style-name="ce13" table:formula="of:=EXACT([.K38];[.L3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office:value-type="string" calcext:value-type="string">
            <text:p>RemoveAuthCustodiansCmd</text:p>
          </table:table-cell>
          <table:table-cell table:formula="of:=RIGHT([.J39];LEN([.J39])-7)" office:value-type="string" office:string-value="RemoveAuthCustodiansCmd" calcext:value-type="string">
            <text:p>RemoveAuthCustodiansCmd</text:p>
          </table:table-cell>
          <table:table-cell table:style-name="ce13" table:formula="of:=EXACT([.K39];[.L3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office:value-type="string" calcext:value-type="string">
            <text:p>AddAuthReportToEidCmd</text:p>
          </table:table-cell>
          <table:table-cell table:formula="of:=RIGHT([.J40];LEN([.J40])-7)" office:value-type="string" office:string-value="AddAuthReportToEidCmd" calcext:value-type="string">
            <text:p>AddAuthReportToEidCmd</text:p>
          </table:table-cell>
          <table:table-cell table:style-name="ce13" table:formula="of:=EXACT([.K40];[.L4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office:value-type="string" calcext:value-type="string">
            <text:p>RemoveAuthReportToEidCmd</text:p>
          </table:table-cell>
          <table:table-cell table:formula="of:=RIGHT([.J41];LEN([.J41])-7)" office:value-type="string" office:string-value="RemoveAuthReportToEidCmd" calcext:value-type="string">
            <text:p>RemoveAuthReportToEidCmd</text:p>
          </table:table-cell>
          <table:table-cell table:style-name="ce13" table:formula="of:=EXACT([.K41];[.L4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office:value-type="string" calcext:value-type="string">
            <text:p>AddLatencyCmd</text:p>
          </table:table-cell>
          <table:table-cell table:formula="of:=RIGHT([.J42];LEN([.J42])-7)" office:value-type="string" office:string-value="AddLatencyCmd" calcext:value-type="string">
            <text:p>AddLatencyCmd</text:p>
          </table:table-cell>
          <table:table-cell table:style-name="ce13" table:formula="of:=EXACT([.K42];[.L4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office:value-type="string" calcext:value-type="string">
            <text:p>RemoveLatencyCmd</text:p>
          </table:table-cell>
          <table:table-cell table:formula="of:=RIGHT([.J43];LEN([.J43])-7)" office:value-type="string" office:string-value="RemoveLatencyCmd" calcext:value-type="string">
            <text:p>RemoveLatencyCmd</text:p>
          </table:table-cell>
          <table:table-cell table:style-name="ce13" table:formula="of:=EXACT([.K43];[.L4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table:style-name="ce13" table:formula="of:=EXACT([.K44];[.L4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3"/>
          <table:table-cell table:style-name="ce13" table:formula="of:=EXACT([.K45];[.L4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office:value-type="string" calcext:value-type="string">
            <text:p>ContactSetupCmd</text:p>
          </table:table-cell>
          <table:table-cell table:formula="of:=RIGHT([.J46];LEN([.J46])-7)" office:value-type="string" office:string-value="ContactSetupCmd" calcext:value-type="string">
            <text:p>ContactSetupCmd</text:p>
          </table:table-cell>
          <table:table-cell table:style-name="ce13" table:formula="of:=EXACT([.K46];[.L4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office:value-type="string" calcext:value-type="string">
            <text:p>ContactStartCmd</text:p>
          </table:table-cell>
          <table:table-cell table:formula="of:=RIGHT([.J47];LEN([.J47])-7)" office:value-type="string" office:string-value="ContactStartCmd" calcext:value-type="string">
            <text:p>ContactStartCmd</text:p>
          </table:table-cell>
          <table:table-cell table:style-name="ce13" table:formula="of:=EXACT([.K47];[.L4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office:value-type="string" calcext:value-type="string">
            <text:p>ContactStopCmd</text:p>
          </table:table-cell>
          <table:table-cell table:formula="of:=RIGHT([.J48];LEN([.J48])-7)" office:value-type="string" office:string-value="ContactStopCmd" calcext:value-type="string">
            <text:p>ContactStopCmd</text:p>
          </table:table-cell>
          <table:table-cell table:style-name="ce13" table:formula="of:=EXACT([.K48];[.L4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office:value-type="string" calcext:value-type="string">
            <text:p>ContactTeardownCmd</text:p>
          </table:table-cell>
          <table:table-cell table:formula="of:=RIGHT([.J49];LEN([.J49])-7)" office:value-type="string" office:string-value="ContactTeardownCmd" calcext:value-type="string">
            <text:p>ContactTeardownCmd</text:p>
          </table:table-cell>
          <table:table-cell table:style-name="ce13" table:formula="of:=EXACT([.K49];[.L4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table:style-name="ce13" table:formula="of:=EXACT([.K50];[.L5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3"/>
          <table:table-cell table:style-name="ce13" table:formula="of:=EXACT([.K51];[.L5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office:value-type="string" calcext:value-type="string">
            <text:p>AddMibArrayKeyCmd</text:p>
          </table:table-cell>
          <table:table-cell table:formula="of:=RIGHT([.J52];LEN([.J52])-7)" office:value-type="string" office:string-value="AddMibArrayKeyCmd" calcext:value-type="string">
            <text:p>AddMibArrayKeyCmd</text:p>
          </table:table-cell>
          <table:table-cell table:style-name="ce13" table:formula="of:=EXACT([.K52];[.L5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office:value-type="string" calcext:value-type="string">
            <text:p>RemoveMibArrayKeyCmd</text:p>
          </table:table-cell>
          <table:table-cell table:formula="of:=RIGHT([.J53];LEN([.J53])-7)" office:value-type="string" office:string-value="RemoveMibArrayKeyCmd" calcext:value-type="string">
            <text:p>RemoveMibArrayKeyCmd</text:p>
          </table:table-cell>
          <table:table-cell table:style-name="ce13" table:formula="of:=EXACT([.K53];[.L5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office:value-type="string" calcext:value-type="string">
            <text:p>SetMibItemCmd</text:p>
          </table:table-cell>
          <table:table-cell table:formula="of:=RIGHT([.J54];LEN([.J54])-7)" office:value-type="string" office:string-value="SetMibItemCmd" calcext:value-type="string">
            <text:p>SetMibItemCmd</text:p>
          </table:table-cell>
          <table:table-cell table:style-name="ce13" table:formula="of:=EXACT([.K54];[.L5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13" table:formula="of:=EXACT([.K55];[.L5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table:style-name="ce13" table:formula="of:=EXACT([.K56];[.L5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office:value-type="string" calcext:value-type="string">
            <text:p>AddStorageAllocationCmd</text:p>
          </table:table-cell>
          <table:table-cell table:formula="of:=RIGHT([.J57];LEN([.J57])-7)" office:value-type="string" office:string-value="AddStorageAllocationCmd" calcext:value-type="string">
            <text:p>AddStorageAllocationCmd</text:p>
          </table:table-cell>
          <table:table-cell table:style-name="ce13" table:formula="of:=EXACT([.K57];[.L5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office:value-type="string" calcext:value-type="string">
            <text:p>RemoveStorageAllocationCmd</text:p>
          </table:table-cell>
          <table:table-cell table:formula="of:=RIGHT([.J58];LEN([.J58])-7)" office:value-type="string" office:string-value="RemoveStorageAllocationCmd" calcext:value-type="string">
            <text:p>RemoveStorageAllocationCmd</text:p>
          </table:table-cell>
          <table:table-cell table:style-name="ce13" table:formula="of:=EXACT([.K58];[.L5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office:value-type="string" calcext:value-type="string">
            <text:p>PerformSelfTestCmd</text:p>
          </table:table-cell>
          <table:table-cell table:formula="of:=RIGHT([.J59];LEN([.J59])-7)" office:value-type="string" office:string-value="PerformSelfTestCmd" calcext:value-type="string">
            <text:p>PerformSelfTestCmd</text:p>
          </table:table-cell>
          <table:table-cell table:style-name="ce13" table:formula="of:=EXACT([.K59];[.L5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utine/Other Directives</text:p>
          </table:table-cell>
          <table:table-cell table:number-columns-repeated="11"/>
          <table:table-cell table:style-name="ce13" table:formula="of:=EXACT([.K60];[.L6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3"/>
          <table:table-cell table:style-name="ce13" table:formula="of:=EXACT([.K61];[.L6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office:value-type="string" calcext:value-type="string">
            <text:p>SendNodeMibConfigHkCmd</text:p>
          </table:table-cell>
          <table:table-cell table:formula="of:=RIGHT([.J62];LEN([.J62])-7)" office:value-type="string" office:string-value="SendNodeMibConfigHkCmd" calcext:value-type="string">
            <text:p>SendNodeMibConfigHkCmd</text:p>
          </table:table-cell>
          <table:table-cell table:style-name="ce13" table:formula="of:=EXACT([.K62];[.L6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office:value-type="string" calcext:value-type="string">
            <text:p>SendSourceMibConfigHkCmd</text:p>
          </table:table-cell>
          <table:table-cell table:formula="of:=RIGHT([.J63];LEN([.J63])-7)" office:value-type="string" office:string-value="SendSourceMibConfigHkCmd" calcext:value-type="string">
            <text:p>SendSourceMibConfigHkCmd</text:p>
          </table:table-cell>
          <table:table-cell table:style-name="ce13" table:formula="of:=EXACT([.K63];[.L6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office:value-type="string" calcext:value-type="string">
            <text:p>SendNodeMibCountersHkCmd</text:p>
          </table:table-cell>
          <table:table-cell table:formula="of:=RIGHT([.J64];LEN([.J64])-7)" office:value-type="string" office:string-value="SendNodeMibCountersHkCmd" calcext:value-type="string">
            <text:p>SendNodeMibCountersHkCmd</text:p>
          </table:table-cell>
          <table:table-cell table:style-name="ce13" table:formula="of:=EXACT([.K64];[.L6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office:value-type="string" calcext:value-type="string">
            <text:p>SendSourceMibCountersHkCmd</text:p>
          </table:table-cell>
          <table:table-cell table:formula="of:=RIGHT([.J65];LEN([.J65])-7)" office:value-type="string" office:string-value="SendSourceMibCountersHkCmd" calcext:value-type="string">
            <text:p>SendSourceMibCountersHkCmd</text:p>
          </table:table-cell>
          <table:table-cell table:style-name="ce13" table:formula="of:=EXACT([.K65];[.L6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office:value-type="string" calcext:value-type="string">
            <text:p>SendStorageHk</text:p>
          </table:table-cell>
          <table:table-cell table:formula="of:=RIGHT([.J66];LEN([.J66])-7)" office:value-type="string" office:string-value="SendStorageHk" calcext:value-type="string">
            <text:p>SendStorageHk</text:p>
          </table:table-cell>
          <table:table-cell table:style-name="ce13" table:formula="of:=EXACT([.K66];[.L6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office:value-type="string" calcext:value-type="string">
            <text:p>SendChannelContactStatHkCmd</text:p>
          </table:table-cell>
          <table:table-cell table:formula="of:=RIGHT([.J67];LEN([.J67])-7)" office:value-type="string" office:string-value="SendChannelContactStatHkCmd" calcext:value-type="string">
            <text:p>SendChannelContactStatHkCmd</text:p>
          </table:table-cell>
          <table:table-cell table:style-name="ce13" table:formula="of:=EXACT([.K67];[.L6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52" table:default-cell-style-name="Default"/>
        <table:table-row table:style-name="ro1">
          <table:table-cell table:style-name="Default" office:value-type="string" calcext:value-type="string">
            <text:p>Noop</text:p>
          </table:table-cell>
          <table:table-cell office:value-type="string" calcext:value-type="string">
            <text:p>This function processe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formula="of:=CONCATENATE(&quot;.&quot;;RIGHT([.D1];LEN([.D1])-7);&quot;_indication = &quot;;[.D1];&quot;,&quot;)" office:value-type="string" office:string-value=".NoopCmd_indication = BPNode_NoopCmd," calcext:value-type="string">
            <text:p>.NoopCmd_indication = BPNode_NoopCmd,</text:p>
          </table:table-cell>
          <table:table-cell table:formula="of:=CONCATENATE(&quot;./cmdutil --host=localhost --port=1234 -D 1:BPNode/Application/CMD.&quot;;RIGHT([.D1];LEN([.D1])-7))" office:value-type="string" office:string-value="./cmdutil --host=localhost --port=1234 -D 1:BPNode/Application/CMD.NoopCmd" calcext:value-type="string">
            <text:p>./cmdutil --host=localhost --port=1234 -D 1:BPNode/Application/CMD.Noo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formula="of:=CONCATENATE(&quot;.&quot;;RIGHT([.D2];LEN([.D2])-7);&quot;_indication = &quot;;[.D2];&quot;,&quot;)" office:value-type="string" office:string-value=".AddAllApplicationsCmd_indication = BPNode_AddAllApplicationsCmd," calcext:value-type="string">
            <text:p>.AddAllApplicationsCmd_indication = BPNode_AddAllApplicationsCmd,</text:p>
          </table:table-cell>
          <table:table-cell table:formula="of:=CONCATENATE(&quot;./cmdutil --host=localhost --port=1234 -D 1:BPNode/Application/CMD.&quot;;RIGHT([.D2];LEN([.D2])-7))" office:value-type="string" office:string-value="./cmdutil --host=localhost --port=1234 -D 1:BPNode/Application/CMD.AddAllApplicationsCmd" calcext:value-type="string">
            <text:p>./cmdutil --host=localhost --port=1234 -D 1:BPNode/Application/CMD.AddAllApplicatio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formula="of:=CONCATENATE(&quot;.&quot;;RIGHT([.D3];LEN([.D3])-7);&quot;_indication = &quot;;[.D3];&quot;,&quot;)" office:value-type="string" office:string-value=".StartAllApplicationsCmd_indication = BPNode_StartAllApplicationsCmd," calcext:value-type="string">
            <text:p>.StartAllApplicationsCmd_indication = BPNode_StartAllApplicationsCmd,</text:p>
          </table:table-cell>
          <table:table-cell table:formula="of:=CONCATENATE(&quot;./cmdutil --host=localhost --port=1234 -D 1:BPNode/Application/CMD.&quot;;RIGHT([.D3];LEN([.D3])-7))" office:value-type="string" office:string-value="./cmdutil --host=localhost --port=1234 -D 1:BPNode/Application/CMD.StartAllApplicationsCmd" calcext:value-type="string">
            <text:p>./cmdutil --host=localhost --port=1234 -D 1:BPNode/Application/CMD.StartAllApplicatio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formula="of:=CONCATENATE(&quot;.&quot;;RIGHT([.D4];LEN([.D4])-7);&quot;_indication = &quot;;[.D4];&quot;,&quot;)" office:value-type="string" office:string-value=".VerifyBundleStorageCmd_indication = BPNode_VerifyBundleStorageCmd," calcext:value-type="string">
            <text:p>.VerifyBundleStorageCmd_indication = BPNode_VerifyBundleStorageCmd,</text:p>
          </table:table-cell>
          <table:table-cell table:formula="of:=CONCATENATE(&quot;./cmdutil --host=localhost --port=1234 -D 1:BPNode/Application/CMD.&quot;;RIGHT([.D4];LEN([.D4])-7))" office:value-type="string" office:string-value="./cmdutil --host=localhost --port=1234 -D 1:BPNode/Application/CMD.VerifyBundleStorageCmd" calcext:value-type="string">
            <text:p>./cmdutil --host=localhost --port=1234 -D 1:BPNode/Application/CMD.VerifyBundleStorag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formula="of:=CONCATENATE(&quot;.&quot;;RIGHT([.D5];LEN([.D5])-7);&quot;_indication = &quot;;[.D5];&quot;,&quot;)" office:value-type="string" office:string-value=".InitBundleStorageCmd_indication = BPNode_InitBundleStorageCmd," calcext:value-type="string">
            <text:p>.InitBundleStorageCmd_indication = BPNode_InitBundleStorageCmd,</text:p>
          </table:table-cell>
          <table:table-cell table:formula="of:=CONCATENATE(&quot;./cmdutil --host=localhost --port=1234 -D 1:BPNode/Application/CMD.&quot;;RIGHT([.D5];LEN([.D5])-7))" office:value-type="string" office:string-value="./cmdutil --host=localhost --port=1234 -D 1:BPNode/Application/CMD.InitBundleStorageCmd" calcext:value-type="string">
            <text:p>./cmdutil --host=localhost --port=1234 -D 1:BPNode/Application/CMD.InitBundleStorag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formula="of:=CONCATENATE(&quot;.&quot;;RIGHT([.D6];LEN([.D6])-7);&quot;_indication = &quot;;[.D6];&quot;,&quot;)" office:value-type="string" office:string-value=".VerifyBundleMetadataCmd_indication = BPNode_VerifyBundleMetadataCmd," calcext:value-type="string">
            <text:p>.VerifyBundleMetadataCmd_indication = BPNode_VerifyBundleMetadataCmd,</text:p>
          </table:table-cell>
          <table:table-cell table:formula="of:=CONCATENATE(&quot;./cmdutil --host=localhost --port=1234 -D 1:BPNode/Application/CMD.&quot;;RIGHT([.D6];LEN([.D6])-7))" office:value-type="string" office:string-value="./cmdutil --host=localhost --port=1234 -D 1:BPNode/Application/CMD.VerifyBundleMetadataCmd" calcext:value-type="string">
            <text:p>./cmdutil --host=localhost --port=1234 -D 1:BPNode/Application/CMD.VerifyBundleMeta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formula="of:=CONCATENATE(&quot;.&quot;;RIGHT([.D7];LEN([.D7])-7);&quot;_indication = &quot;;[.D7];&quot;,&quot;)" office:value-type="string" office:string-value=".RebuildBundleMetadataCmd_indication = BPNode_RebuildBundleMetadataCmd," calcext:value-type="string">
            <text:p>.RebuildBundleMetadataCmd_indication = BPNode_RebuildBundleMetadataCmd,</text:p>
          </table:table-cell>
          <table:table-cell table:formula="of:=CONCATENATE(&quot;./cmdutil --host=localhost --port=1234 -D 1:BPNode/Application/CMD.&quot;;RIGHT([.D7];LEN([.D7])-7))" office:value-type="string" office:string-value="./cmdutil --host=localhost --port=1234 -D 1:BPNode/Application/CMD.RebuildBundleMetadataCmd" calcext:value-type="string">
            <text:p>./cmdutil --host=localhost --port=1234 -D 1:BPNode/Application/CMD.RebuildBundleMeta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formula="of:=CONCATENATE(&quot;.&quot;;RIGHT([.D8];LEN([.D8])-7);&quot;_indication = &quot;;[.D8];&quot;,&quot;)" office:value-type="string" office:string-value=".ClearVolatileCmd_indication = BPNode_ClearVolatileCmd," calcext:value-type="string">
            <text:p>.ClearVolatileCmd_indication = BPNode_ClearVolatileCmd,</text:p>
          </table:table-cell>
          <table:table-cell table:formula="of:=CONCATENATE(&quot;./cmdutil --host=localhost --port=1234 -D 1:BPNode/Application/CMD.&quot;;RIGHT([.D8];LEN([.D8])-7))" office:value-type="string" office:string-value="./cmdutil --host=localhost --port=1234 -D 1:BPNode/Application/CMD.ClearVolatileCmd" calcext:value-type="string">
            <text:p>./cmdutil --host=localhost --port=1234 -D 1:BPNode/Application/CMD.ClearVolatil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formula="of:=CONCATENATE(&quot;.&quot;;RIGHT([.D9];LEN([.D9])-7);&quot;_indication = &quot;;[.D9];&quot;,&quot;)" office:value-type="string" office:string-value=".ReloadSavedDataCmd_indication = BPNode_ReloadSavedDataCmd," calcext:value-type="string">
            <text:p>.ReloadSavedDataCmd_indication = BPNode_ReloadSavedDataCmd,</text:p>
          </table:table-cell>
          <table:table-cell table:formula="of:=CONCATENATE(&quot;./cmdutil --host=localhost --port=1234 -D 1:BPNode/Application/CMD.&quot;;RIGHT([.D9];LEN([.D9])-7))" office:value-type="string" office:string-value="./cmdutil --host=localhost --port=1234 -D 1:BPNode/Application/CMD.ReloadSavedDataCmd" calcext:value-type="string">
            <text:p>./cmdutil --host=localhost --port=1234 -D 1:BPNode/Application/CMD.ReloadSaved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formula="of:=CONCATENATE(&quot;.&quot;;RIGHT([.D10];LEN([.D10])-7);&quot;_indication = &quot;;[.D10];&quot;,&quot;)" office:value-type="string" office:string-value=".ResetAllCountersCmd_indication = BPNode_ResetAllCountersCmd," calcext:value-type="string">
            <text:p>.ResetAllCountersCmd_indication = BPNode_ResetAllCountersCmd,</text:p>
          </table:table-cell>
          <table:table-cell table:formula="of:=CONCATENATE(&quot;./cmdutil --host=localhost --port=1234 -D 1:BPNode/Application/CMD.&quot;;RIGHT([.D10];LEN([.D10])-7))" office:value-type="string" office:string-value="./cmdutil --host=localhost --port=1234 -D 1:BPNode/Application/CMD.ResetAllCountersCmd" calcext:value-type="string">
            <text:p>./cmdutil --host=localhost --port=1234 -D 1:BPNode/Application/CMD.ResetAll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formula="of:=CONCATENATE(&quot;.&quot;;RIGHT([.D11];LEN([.D11])-7);&quot;_indication = &quot;;[.D11];&quot;,&quot;)" office:value-type="string" office:string-value=".ResetCounterCmd_indication = BPNode_ResetCounterCmd," calcext:value-type="string">
            <text:p>.ResetCounterCmd_indication = BPNode_ResetCounterCmd,</text:p>
          </table:table-cell>
          <table:table-cell table:formula="of:=CONCATENATE(&quot;./cmdutil --host=localhost --port=1234 -D 1:BPNode/Application/CMD.&quot;;RIGHT([.D11];LEN([.D11])-7))" office:value-type="string" office:string-value="./cmdutil --host=localhost --port=1234 -D 1:BPNode/Application/CMD.ResetCounterCmd" calcext:value-type="string">
            <text:p>./cmdutil --host=localhost --port=1234 -D 1:BPNode/Application/CMD.ResetCounter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formula="of:=CONCATENATE(&quot;.&quot;;RIGHT([.D12];LEN([.D12])-7);&quot;_indication = &quot;;[.D12];&quot;,&quot;)" office:value-type="string" office:string-value=".ResetSourceCountersCmd_indication = BPNode_ResetSourceCountersCmd," calcext:value-type="string">
            <text:p>.ResetSourceCountersCmd_indication = BPNode_ResetSourceCountersCmd,</text:p>
          </table:table-cell>
          <table:table-cell table:formula="of:=CONCATENATE(&quot;./cmdutil --host=localhost --port=1234 -D 1:BPNode/Application/CMD.&quot;;RIGHT([.D12];LEN([.D12])-7))" office:value-type="string" office:string-value="./cmdutil --host=localhost --port=1234 -D 1:BPNode/Application/CMD.ResetSourceCountersCmd" calcext:value-type="string">
            <text:p>./cmdutil --host=localhost --port=1234 -D 1:BPNode/Application/CMD.ResetSource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formula="of:=CONCATENATE(&quot;.&quot;;RIGHT([.D13];LEN([.D13])-7);&quot;_indication = &quot;;[.D13];&quot;,&quot;)" office:value-type="string" office:string-value=".ResetBundleCountersCmd_indication = BPNode_ResetBundleCountersCmd," calcext:value-type="string">
            <text:p>.ResetBundleCountersCmd_indication = BPNode_ResetBundleCountersCmd,</text:p>
          </table:table-cell>
          <table:table-cell table:formula="of:=CONCATENATE(&quot;./cmdutil --host=localhost --port=1234 -D 1:BPNode/Application/CMD.&quot;;RIGHT([.D13];LEN([.D13])-7))" office:value-type="string" office:string-value="./cmdutil --host=localhost --port=1234 -D 1:BPNode/Application/CMD.ResetBundleCountersCmd" calcext:value-type="string">
            <text:p>./cmdutil --host=localhost --port=1234 -D 1:BPNode/Application/CMD.ResetBundle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formula="of:=CONCATENATE(&quot;.&quot;;RIGHT([.D14];LEN([.D14])-7);&quot;_indication = &quot;;[.D14];&quot;,&quot;)" office:value-type="string" office:string-value=".ResetErrorCountersCmd_indication = BPNode_ResetErrorCountersCmd," calcext:value-type="string">
            <text:p>.ResetErrorCountersCmd_indication = BPNode_ResetErrorCountersCmd,</text:p>
          </table:table-cell>
          <table:table-cell table:formula="of:=CONCATENATE(&quot;./cmdutil --host=localhost --port=1234 -D 1:BPNode/Application/CMD.&quot;;RIGHT([.D14];LEN([.D14])-7))" office:value-type="string" office:string-value="./cmdutil --host=localhost --port=1234 -D 1:BPNode/Application/CMD.ResetErrorCountersCmd" calcext:value-type="string">
            <text:p>./cmdutil --host=localhost --port=1234 -D 1:BPNode/Application/CMD.ResetError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formula="of:=CONCATENATE(&quot;.&quot;;RIGHT([.D15];LEN([.D15])-7);&quot;_indication = &quot;;[.D15];&quot;,&quot;)" office:value-type="string" office:string-value=".AddApplicationCmd_indication = BPNode_AddApplicationCmd," calcext:value-type="string">
            <text:p>.AddApplicationCmd_indication = BPNode_AddApplicationCmd,</text:p>
          </table:table-cell>
          <table:table-cell table:formula="of:=CONCATENATE(&quot;./cmdutil --host=localhost --port=1234 -D 1:BPNode/Application/CMD.&quot;;RIGHT([.D15];LEN([.D15])-7))" office:value-type="string" office:string-value="./cmdutil --host=localhost --port=1234 -D 1:BPNode/Application/CMD.AddApplicationCmd" calcext:value-type="string">
            <text:p>./cmdutil --host=localhost --port=1234 -D 1:BPNode/Application/CMD.Add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formula="of:=CONCATENATE(&quot;.&quot;;RIGHT([.D16];LEN([.D16])-7);&quot;_indication = &quot;;[.D16];&quot;,&quot;)" office:value-type="string" office:string-value=".RemoveApplicationCmd_indication = BPNode_RemoveApplicationCmd," calcext:value-type="string">
            <text:p>.RemoveApplicationCmd_indication = BPNode_RemoveApplicationCmd,</text:p>
          </table:table-cell>
          <table:table-cell table:formula="of:=CONCATENATE(&quot;./cmdutil --host=localhost --port=1234 -D 1:BPNode/Application/CMD.&quot;;RIGHT([.D16];LEN([.D16])-7))" office:value-type="string" office:string-value="./cmdutil --host=localhost --port=1234 -D 1:BPNode/Application/CMD.RemoveApplicationCmd" calcext:value-type="string">
            <text:p>./cmdutil --host=localhost --port=1234 -D 1:BPNode/Application/CMD.Remove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formula="of:=CONCATENATE(&quot;.&quot;;RIGHT([.D17];LEN([.D17])-7);&quot;_indication = &quot;;[.D17];&quot;,&quot;)" office:value-type="string" office:string-value=".SetRegistrationStateCmd_indication = BPNode_SetRegistrationStateCmd," calcext:value-type="string">
            <text:p>.SetRegistrationStateCmd_indication = BPNode_SetRegistrationStateCmd,</text:p>
          </table:table-cell>
          <table:table-cell table:formula="of:=CONCATENATE(&quot;./cmdutil --host=localhost --port=1234 -D 1:BPNode/Application/CMD.&quot;;RIGHT([.D17];LEN([.D17])-7))" office:value-type="string" office:string-value="./cmdutil --host=localhost --port=1234 -D 1:BPNode/Application/CMD.SetRegistrationStateCmd" calcext:value-type="string">
            <text:p>./cmdutil --host=localhost --port=1234 -D 1:BPNode/Application/CMD.SetRegistrationStat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formula="of:=CONCATENATE(&quot;.&quot;;RIGHT([.D18];LEN([.D18])-7);&quot;_indication = &quot;;[.D18];&quot;,&quot;)" office:value-type="string" office:string-value=".StartApplicationCmd_indication = BPNode_StartApplicationCmd," calcext:value-type="string">
            <text:p>.StartApplicationCmd_indication = BPNode_StartApplicationCmd,</text:p>
          </table:table-cell>
          <table:table-cell table:formula="of:=CONCATENATE(&quot;./cmdutil --host=localhost --port=1234 -D 1:BPNode/Application/CMD.&quot;;RIGHT([.D18];LEN([.D18])-7))" office:value-type="string" office:string-value="./cmdutil --host=localhost --port=1234 -D 1:BPNode/Application/CMD.StartApplicationCmd" calcext:value-type="string">
            <text:p>./cmdutil --host=localhost --port=1234 -D 1:BPNode/Application/CMD.Start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formula="of:=CONCATENATE(&quot;.&quot;;RIGHT([.D19];LEN([.D19])-7);&quot;_indication = &quot;;[.D19];&quot;,&quot;)" office:value-type="string" office:string-value=".StopApplicationCmd_indication = BPNode_StopApplicationCmd," calcext:value-type="string">
            <text:p>.StopApplicationCmd_indication = BPNode_StopApplicationCmd,</text:p>
          </table:table-cell>
          <table:table-cell table:formula="of:=CONCATENATE(&quot;./cmdutil --host=localhost --port=1234 -D 1:BPNode/Application/CMD.&quot;;RIGHT([.D19];LEN([.D19])-7))" office:value-type="string" office:string-value="./cmdutil --host=localhost --port=1234 -D 1:BPNode/Application/CMD.StopApplicationCmd" calcext:value-type="string">
            <text:p>./cmdutil --host=localhost --port=1234 -D 1:BPNode/Application/CMD.Stop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formula="of:=CONCATENATE(&quot;.&quot;;RIGHT([.D20];LEN([.D20])-7);&quot;_indication = &quot;;[.D20];&quot;,&quot;)" office:value-type="string" office:string-value=".AddAuthSourcesCmd_indication = BPNode_AddAuthSourcesCmd," calcext:value-type="string">
            <text:p>.AddAuthSourcesCmd_indication = BPNode_AddAuthSourcesCmd,</text:p>
          </table:table-cell>
          <table:table-cell table:formula="of:=CONCATENATE(&quot;./cmdutil --host=localhost --port=1234 -D 1:BPNode/Application/CMD.&quot;;RIGHT([.D20];LEN([.D20])-7))" office:value-type="string" office:string-value="./cmdutil --host=localhost --port=1234 -D 1:BPNode/Application/CMD.AddAuthSourcesCmd" calcext:value-type="string">
            <text:p>./cmdutil --host=localhost --port=1234 -D 1:BPNode/Application/CMD.AddAuth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formula="of:=CONCATENATE(&quot;.&quot;;RIGHT([.D21];LEN([.D21])-7);&quot;_indication = &quot;;[.D21];&quot;,&quot;)" office:value-type="string" office:string-value=".RemoveAuthSourcesCmd_indication = BPNode_RemoveAuthSourcesCmd," calcext:value-type="string">
            <text:p>.RemoveAuthSourcesCmd_indication = BPNode_RemoveAuthSourcesCmd,</text:p>
          </table:table-cell>
          <table:table-cell table:formula="of:=CONCATENATE(&quot;./cmdutil --host=localhost --port=1234 -D 1:BPNode/Application/CMD.&quot;;RIGHT([.D21];LEN([.D21])-7))" office:value-type="string" office:string-value="./cmdutil --host=localhost --port=1234 -D 1:BPNode/Application/CMD.RemoveAuthSourcesCmd" calcext:value-type="string">
            <text:p>./cmdutil --host=localhost --port=1234 -D 1:BPNode/Application/CMD.RemoveAuth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formula="of:=CONCATENATE(&quot;.&quot;;RIGHT([.D22];LEN([.D22])-7);&quot;_indication = &quot;;[.D22];&quot;,&quot;)" office:value-type="string" office:string-value=".AddAuthCustodySourcesCmd_indication = BPNode_AddAuthCustodySourcesCmd," calcext:value-type="string">
            <text:p>.AddAuthCustodySourcesCmd_indication = BPNode_AddAuthCustodySourcesCmd,</text:p>
          </table:table-cell>
          <table:table-cell table:formula="of:=CONCATENATE(&quot;./cmdutil --host=localhost --port=1234 -D 1:BPNode/Application/CMD.&quot;;RIGHT([.D22];LEN([.D22])-7))" office:value-type="string" office:string-value="./cmdutil --host=localhost --port=1234 -D 1:BPNode/Application/CMD.AddAuthCustodySourcesCmd" calcext:value-type="string">
            <text:p>./cmdutil --host=localhost --port=1234 -D 1:BPNode/Application/CMD.AddAuthCustody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formula="of:=CONCATENATE(&quot;.&quot;;RIGHT([.D23];LEN([.D23])-7);&quot;_indication = &quot;;[.D23];&quot;,&quot;)" office:value-type="string" office:string-value=".RemoveAuthCustodySourcesCmd_indication = BPNode_RemoveAuthCustodySourcesCmd," calcext:value-type="string">
            <text:p>.RemoveAuthCustodySourcesCmd_indication = BPNode_RemoveAuthCustodySourcesCmd,</text:p>
          </table:table-cell>
          <table:table-cell table:formula="of:=CONCATENATE(&quot;./cmdutil --host=localhost --port=1234 -D 1:BPNode/Application/CMD.&quot;;RIGHT([.D23];LEN([.D23])-7))" office:value-type="string" office:string-value="./cmdutil --host=localhost --port=1234 -D 1:BPNode/Application/CMD.RemoveAuthCustodySourcesCmd" calcext:value-type="string">
            <text:p>./cmdutil --host=localhost --port=1234 -D 1:BPNode/Application/CMD.RemoveAuthCustody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formula="of:=CONCATENATE(&quot;.&quot;;RIGHT([.D24];LEN([.D24])-7);&quot;_indication = &quot;;[.D24];&quot;,&quot;)" office:value-type="string" office:string-value=".AddAuthCustodiansCmd_indication = BPNode_AddAuthCustodiansCmd," calcext:value-type="string">
            <text:p>.AddAuthCustodiansCmd_indication = BPNode_AddAuthCustodiansCmd,</text:p>
          </table:table-cell>
          <table:table-cell table:formula="of:=CONCATENATE(&quot;./cmdutil --host=localhost --port=1234 -D 1:BPNode/Application/CMD.&quot;;RIGHT([.D24];LEN([.D24])-7))" office:value-type="string" office:string-value="./cmdutil --host=localhost --port=1234 -D 1:BPNode/Application/CMD.AddAuthCustodiansCmd" calcext:value-type="string">
            <text:p>./cmdutil --host=localhost --port=1234 -D 1:BPNode/Application/CMD.AddAuthCustodia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formula="of:=CONCATENATE(&quot;.&quot;;RIGHT([.D25];LEN([.D25])-7);&quot;_indication = &quot;;[.D25];&quot;,&quot;)" office:value-type="string" office:string-value=".RemoveAuthCustodiansCmd_indication = BPNode_RemoveAuthCustodiansCmd," calcext:value-type="string">
            <text:p>.RemoveAuthCustodiansCmd_indication = BPNode_RemoveAuthCustodiansCmd,</text:p>
          </table:table-cell>
          <table:table-cell table:formula="of:=CONCATENATE(&quot;./cmdutil --host=localhost --port=1234 -D 1:BPNode/Application/CMD.&quot;;RIGHT([.D25];LEN([.D25])-7))" office:value-type="string" office:string-value="./cmdutil --host=localhost --port=1234 -D 1:BPNode/Application/CMD.RemoveAuthCustodiansCmd" calcext:value-type="string">
            <text:p>./cmdutil --host=localhost --port=1234 -D 1:BPNode/Application/CMD.RemoveAuthCustodia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formula="of:=CONCATENATE(&quot;.&quot;;RIGHT([.D26];LEN([.D26])-7);&quot;_indication = &quot;;[.D26];&quot;,&quot;)" office:value-type="string" office:string-value=".AddAuthReportToEidCmd_indication = BPNode_AddAuthReportToEidCmd," calcext:value-type="string">
            <text:p>.AddAuthReportToEidCmd_indication = BPNode_AddAuthReportToEidCmd,</text:p>
          </table:table-cell>
          <table:table-cell table:formula="of:=CONCATENATE(&quot;./cmdutil --host=localhost --port=1234 -D 1:BPNode/Application/CMD.&quot;;RIGHT([.D26];LEN([.D26])-7))" office:value-type="string" office:string-value="./cmdutil --host=localhost --port=1234 -D 1:BPNode/Application/CMD.AddAuthReportToEidCmd" calcext:value-type="string">
            <text:p>./cmdutil --host=localhost --port=1234 -D 1:BPNode/Application/CMD.AddAuthReportToEid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formula="of:=CONCATENATE(&quot;.&quot;;RIGHT([.D27];LEN([.D27])-7);&quot;_indication = &quot;;[.D27];&quot;,&quot;)" office:value-type="string" office:string-value=".RemoveAuthReportToEidCmd_indication = BPNode_RemoveAuthReportToEidCmd," calcext:value-type="string">
            <text:p>.RemoveAuthReportToEidCmd_indication = BPNode_RemoveAuthReportToEidCmd,</text:p>
          </table:table-cell>
          <table:table-cell table:formula="of:=CONCATENATE(&quot;./cmdutil --host=localhost --port=1234 -D 1:BPNode/Application/CMD.&quot;;RIGHT([.D27];LEN([.D27])-7))" office:value-type="string" office:string-value="./cmdutil --host=localhost --port=1234 -D 1:BPNode/Application/CMD.RemoveAuthReportToEidCmd" calcext:value-type="string">
            <text:p>./cmdutil --host=localhost --port=1234 -D 1:BPNode/Application/CMD.RemoveAuthReportToEid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formula="of:=CONCATENATE(&quot;.&quot;;RIGHT([.D28];LEN([.D28])-7);&quot;_indication = &quot;;[.D28];&quot;,&quot;)" office:value-type="string" office:string-value=".AddLatencyCmd_indication = BPNode_AddLatencyCmd," calcext:value-type="string">
            <text:p>.AddLatencyCmd_indication = BPNode_AddLatencyCmd,</text:p>
          </table:table-cell>
          <table:table-cell table:formula="of:=CONCATENATE(&quot;./cmdutil --host=localhost --port=1234 -D 1:BPNode/Application/CMD.&quot;;RIGHT([.D28];LEN([.D28])-7))" office:value-type="string" office:string-value="./cmdutil --host=localhost --port=1234 -D 1:BPNode/Application/CMD.AddLatencyCmd" calcext:value-type="string">
            <text:p>./cmdutil --host=localhost --port=1234 -D 1:BPNode/Application/CMD.AddLatenc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formula="of:=CONCATENATE(&quot;.&quot;;RIGHT([.D29];LEN([.D29])-7);&quot;_indication = &quot;;[.D29];&quot;,&quot;)" office:value-type="string" office:string-value=".RemoveLatencyCmd_indication = BPNode_RemoveLatencyCmd," calcext:value-type="string">
            <text:p>.RemoveLatencyCmd_indication = BPNode_RemoveLatencyCmd,</text:p>
          </table:table-cell>
          <table:table-cell table:formula="of:=CONCATENATE(&quot;./cmdutil --host=localhost --port=1234 -D 1:BPNode/Application/CMD.&quot;;RIGHT([.D29];LEN([.D29])-7))" office:value-type="string" office:string-value="./cmdutil --host=localhost --port=1234 -D 1:BPNode/Application/CMD.RemoveLatencyCmd" calcext:value-type="string">
            <text:p>./cmdutil --host=localhost --port=1234 -D 1:BPNode/Application/CMD.RemoveLatenc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formula="of:=CONCATENATE(&quot;.&quot;;RIGHT([.D30];LEN([.D30])-7);&quot;_indication = &quot;;[.D30];&quot;,&quot;)" office:value-type="string" office:string-value=".ContactSetupCmd_indication = BPNode_ContactSetupCmd," calcext:value-type="string">
            <text:p>.ContactSetupCmd_indication = BPNode_ContactSetupCmd,</text:p>
          </table:table-cell>
          <table:table-cell table:formula="of:=CONCATENATE(&quot;./cmdutil --host=localhost --port=1234 -D 1:BPNode/Application/CMD.&quot;;RIGHT([.D30];LEN([.D30])-7))" office:value-type="string" office:string-value="./cmdutil --host=localhost --port=1234 -D 1:BPNode/Application/CMD.ContactSetupCmd" calcext:value-type="string">
            <text:p>./cmdutil --host=localhost --port=1234 -D 1:BPNode/Application/CMD.ContactSetu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formula="of:=CONCATENATE(&quot;.&quot;;RIGHT([.D31];LEN([.D31])-7);&quot;_indication = &quot;;[.D31];&quot;,&quot;)" office:value-type="string" office:string-value=".ContactStartCmd_indication = BPNode_ContactStartCmd," calcext:value-type="string">
            <text:p>.ContactStartCmd_indication = BPNode_ContactStartCmd,</text:p>
          </table:table-cell>
          <table:table-cell table:formula="of:=CONCATENATE(&quot;./cmdutil --host=localhost --port=1234 -D 1:BPNode/Application/CMD.&quot;;RIGHT([.D31];LEN([.D31])-7))" office:value-type="string" office:string-value="./cmdutil --host=localhost --port=1234 -D 1:BPNode/Application/CMD.ContactStartCmd" calcext:value-type="string">
            <text:p>./cmdutil --host=localhost --port=1234 -D 1:BPNode/Application/CMD.ContactStart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formula="of:=CONCATENATE(&quot;.&quot;;RIGHT([.D32];LEN([.D32])-7);&quot;_indication = &quot;;[.D32];&quot;,&quot;)" office:value-type="string" office:string-value=".ContactStopCmd_indication = BPNode_ContactStopCmd," calcext:value-type="string">
            <text:p>.ContactStopCmd_indication = BPNode_ContactStopCmd,</text:p>
          </table:table-cell>
          <table:table-cell table:formula="of:=CONCATENATE(&quot;./cmdutil --host=localhost --port=1234 -D 1:BPNode/Application/CMD.&quot;;RIGHT([.D32];LEN([.D32])-7))" office:value-type="string" office:string-value="./cmdutil --host=localhost --port=1234 -D 1:BPNode/Application/CMD.ContactStopCmd" calcext:value-type="string">
            <text:p>./cmdutil --host=localhost --port=1234 -D 1:BPNode/Application/CMD.ContactSto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formula="of:=CONCATENATE(&quot;.&quot;;RIGHT([.D33];LEN([.D33])-7);&quot;_indication = &quot;;[.D33];&quot;,&quot;)" office:value-type="string" office:string-value=".ContactTeardownCmd_indication = BPNode_ContactTeardownCmd," calcext:value-type="string">
            <text:p>.ContactTeardownCmd_indication = BPNode_ContactTeardownCmd,</text:p>
          </table:table-cell>
          <table:table-cell table:formula="of:=CONCATENATE(&quot;./cmdutil --host=localhost --port=1234 -D 1:BPNode/Application/CMD.&quot;;RIGHT([.D33];LEN([.D33])-7))" office:value-type="string" office:string-value="./cmdutil --host=localhost --port=1234 -D 1:BPNode/Application/CMD.ContactTeardownCmd" calcext:value-type="string">
            <text:p>./cmdutil --host=localhost --port=1234 -D 1:BPNode/Application/CMD.ContactTeardow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formula="of:=CONCATENATE(&quot;.&quot;;RIGHT([.D34];LEN([.D34])-7);&quot;_indication = &quot;;[.D34];&quot;,&quot;)" office:value-type="string" office:string-value=".AddMibArrayKeyCmd_indication = BPNode_AddMibArrayKeyCmd," calcext:value-type="string">
            <text:p>.AddMibArrayKeyCmd_indication = BPNode_AddMibArrayKeyCmd,</text:p>
          </table:table-cell>
          <table:table-cell table:formula="of:=CONCATENATE(&quot;./cmdutil --host=localhost --port=1234 -D 1:BPNode/Application/CMD.&quot;;RIGHT([.D34];LEN([.D34])-7))" office:value-type="string" office:string-value="./cmdutil --host=localhost --port=1234 -D 1:BPNode/Application/CMD.AddMibArrayKeyCmd" calcext:value-type="string">
            <text:p>./cmdutil --host=localhost --port=1234 -D 1:BPNode/Application/CMD.AddMibArrayKe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formula="of:=CONCATENATE(&quot;.&quot;;RIGHT([.D35];LEN([.D35])-7);&quot;_indication = &quot;;[.D35];&quot;,&quot;)" office:value-type="string" office:string-value=".RemoveMibArrayKeyCmd_indication = BPNode_RemoveMibArrayKeyCmd," calcext:value-type="string">
            <text:p>.RemoveMibArrayKeyCmd_indication = BPNode_RemoveMibArrayKeyCmd,</text:p>
          </table:table-cell>
          <table:table-cell table:formula="of:=CONCATENATE(&quot;./cmdutil --host=localhost --port=1234 -D 1:BPNode/Application/CMD.&quot;;RIGHT([.D35];LEN([.D35])-7))" office:value-type="string" office:string-value="./cmdutil --host=localhost --port=1234 -D 1:BPNode/Application/CMD.RemoveMibArrayKeyCmd" calcext:value-type="string">
            <text:p>./cmdutil --host=localhost --port=1234 -D 1:BPNode/Application/CMD.RemoveMibArrayKe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formula="of:=CONCATENATE(&quot;.&quot;;RIGHT([.D36];LEN([.D36])-7);&quot;_indication = &quot;;[.D36];&quot;,&quot;)" office:value-type="string" office:string-value=".SetMibItemCmd_indication = BPNode_SetMibItemCmd," calcext:value-type="string">
            <text:p>.SetMibItemCmd_indication = BPNode_SetMibItemCmd,</text:p>
          </table:table-cell>
          <table:table-cell table:formula="of:=CONCATENATE(&quot;./cmdutil --host=localhost --port=1234 -D 1:BPNode/Application/CMD.&quot;;RIGHT([.D36];LEN([.D36])-7))" office:value-type="string" office:string-value="./cmdutil --host=localhost --port=1234 -D 1:BPNode/Application/CMD.SetMibItemCmd" calcext:value-type="string">
            <text:p>./cmdutil --host=localhost --port=1234 -D 1:BPNode/Application/CMD.SetMibItem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formula="of:=CONCATENATE(&quot;.&quot;;RIGHT([.D37];LEN([.D37])-7);&quot;_indication = &quot;;[.D37];&quot;,&quot;)" office:value-type="string" office:string-value=".AddStorageAllocationCmd_indication = BPNode_AddStorageAllocationCmd," calcext:value-type="string">
            <text:p>.AddStorageAllocationCmd_indication = BPNode_AddStorageAllocationCmd,</text:p>
          </table:table-cell>
          <table:table-cell table:formula="of:=CONCATENATE(&quot;./cmdutil --host=localhost --port=1234 -D 1:BPNode/Application/CMD.&quot;;RIGHT([.D37];LEN([.D37])-7))" office:value-type="string" office:string-value="./cmdutil --host=localhost --port=1234 -D 1:BPNode/Application/CMD.AddStorageAllocationCmd" calcext:value-type="string">
            <text:p>./cmdutil --host=localhost --port=1234 -D 1:BPNode/Application/CMD.AddStorageAllo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formula="of:=CONCATENATE(&quot;.&quot;;RIGHT([.D38];LEN([.D38])-7);&quot;_indication = &quot;;[.D38];&quot;,&quot;)" office:value-type="string" office:string-value=".RemoveStorageAllocationCmd_indication = BPNode_RemoveStorageAllocationCmd," calcext:value-type="string">
            <text:p>.RemoveStorageAllocationCmd_indication = BPNode_RemoveStorageAllocationCmd,</text:p>
          </table:table-cell>
          <table:table-cell table:formula="of:=CONCATENATE(&quot;./cmdutil --host=localhost --port=1234 -D 1:BPNode/Application/CMD.&quot;;RIGHT([.D38];LEN([.D38])-7))" office:value-type="string" office:string-value="./cmdutil --host=localhost --port=1234 -D 1:BPNode/Application/CMD.RemoveStorageAllocationCmd" calcext:value-type="string">
            <text:p>./cmdutil --host=localhost --port=1234 -D 1:BPNode/Application/CMD.RemoveStorageAllo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formula="of:=CONCATENATE(&quot;.&quot;;RIGHT([.D39];LEN([.D39])-7);&quot;_indication = &quot;;[.D39];&quot;,&quot;)" office:value-type="string" office:string-value=".PerformSelfTestCmd_indication = BPNode_PerformSelfTestCmd," calcext:value-type="string">
            <text:p>.PerformSelfTestCmd_indication = BPNode_PerformSelfTestCmd,</text:p>
          </table:table-cell>
          <table:table-cell table:formula="of:=CONCATENATE(&quot;./cmdutil --host=localhost --port=1234 -D 1:BPNode/Application/CMD.&quot;;RIGHT([.D39];LEN([.D39])-7))" office:value-type="string" office:string-value="./cmdutil --host=localhost --port=1234 -D 1:BPNode/Application/CMD.PerformSelfTestCmd" calcext:value-type="string">
            <text:p>./cmdutil --host=localhost --port=1234 -D 1:BPNode/Application/CMD.PerformSelfTest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formula="of:=CONCATENATE(&quot;.&quot;;RIGHT([.D40];LEN([.D40])-7);&quot;_indication = &quot;;[.D40];&quot;,&quot;)" office:value-type="string" office:string-value=".SendNodeMibConfigHkCmd_indication = BPNode_SendNodeMibConfigHkCmd," calcext:value-type="string">
            <text:p>.SendNodeMibConfigHkCmd_indication = BPNode_SendNodeMibConfigHkCmd,</text:p>
          </table:table-cell>
          <table:table-cell table:formula="of:=CONCATENATE(&quot;./cmdutil --host=localhost --port=1234 -D 1:BPNode/Application/CMD.&quot;;RIGHT([.D40];LEN([.D40])-7))" office:value-type="string" office:string-value="./cmdutil --host=localhost --port=1234 -D 1:BPNode/Application/CMD.SendNodeMibConfigHkCmd" calcext:value-type="string">
            <text:p>./cmdutil --host=localhost --port=1234 -D 1:BPNode/Application/CMD.SendNodeMibConfig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formula="of:=CONCATENATE(&quot;.&quot;;RIGHT([.D41];LEN([.D41])-7);&quot;_indication = &quot;;[.D41];&quot;,&quot;)" office:value-type="string" office:string-value=".SendSourceMibConfigHkCmd_indication = BPNode_SendSourceMibConfigHkCmd," calcext:value-type="string">
            <text:p>.SendSourceMibConfigHkCmd_indication = BPNode_SendSourceMibConfigHkCmd,</text:p>
          </table:table-cell>
          <table:table-cell table:formula="of:=CONCATENATE(&quot;./cmdutil --host=localhost --port=1234 -D 1:BPNode/Application/CMD.&quot;;RIGHT([.D41];LEN([.D41])-7))" office:value-type="string" office:string-value="./cmdutil --host=localhost --port=1234 -D 1:BPNode/Application/CMD.SendSourceMibConfigHkCmd" calcext:value-type="string">
            <text:p>./cmdutil --host=localhost --port=1234 -D 1:BPNode/Application/CMD.SendSourceMibConfig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formula="of:=CONCATENATE(&quot;.&quot;;RIGHT([.D42];LEN([.D42])-7);&quot;_indication = &quot;;[.D42];&quot;,&quot;)" office:value-type="string" office:string-value=".SendNodeMibCountersHkCmd_indication = BPNode_SendNodeMibCountersHkCmd," calcext:value-type="string">
            <text:p>.SendNodeMibCountersHkCmd_indication = BPNode_SendNodeMibCountersHkCmd,</text:p>
          </table:table-cell>
          <table:table-cell table:formula="of:=CONCATENATE(&quot;./cmdutil --host=localhost --port=1234 -D 1:BPNode/Application/CMD.&quot;;RIGHT([.D42];LEN([.D42])-7))" office:value-type="string" office:string-value="./cmdutil --host=localhost --port=1234 -D 1:BPNode/Application/CMD.SendNodeMibCountersHkCmd" calcext:value-type="string">
            <text:p>./cmdutil --host=localhost --port=1234 -D 1:BPNode/Application/CMD.SendNodeMibCounters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formula="of:=CONCATENATE(&quot;.&quot;;RIGHT([.D43];LEN([.D43])-7);&quot;_indication = &quot;;[.D43];&quot;,&quot;)" office:value-type="string" office:string-value=".SendSourceMibCountersHkCmd_indication = BPNode_SendSourceMibCountersHkCmd," calcext:value-type="string">
            <text:p>.SendSourceMibCountersHkCmd_indication = BPNode_SendSourceMibCountersHkCmd,</text:p>
          </table:table-cell>
          <table:table-cell table:formula="of:=CONCATENATE(&quot;./cmdutil --host=localhost --port=1234 -D 1:BPNode/Application/CMD.&quot;;RIGHT([.D43];LEN([.D43])-7))" office:value-type="string" office:string-value="./cmdutil --host=localhost --port=1234 -D 1:BPNode/Application/CMD.SendSourceMibCountersHkCmd" calcext:value-type="string">
            <text:p>./cmdutil --host=localhost --port=1234 -D 1:BPNode/Application/CMD.SendSourceMibCounters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formula="of:=CONCATENATE(&quot;.&quot;;RIGHT([.D44];LEN([.D44])-7);&quot;_indication = &quot;;[.D44];&quot;,&quot;)" office:value-type="string" office:string-value=".SendStorageHk_indication = BPNode_SendStorageHk," calcext:value-type="string">
            <text:p>.SendStorageHk_indication = BPNode_SendStorageHk,</text:p>
          </table:table-cell>
          <table:table-cell table:formula="of:=CONCATENATE(&quot;./cmdutil --host=localhost --port=1234 -D 1:BPNode/Application/CMD.&quot;;RIGHT([.D44];LEN([.D44])-7))" office:value-type="string" office:string-value="./cmdutil --host=localhost --port=1234 -D 1:BPNode/Application/CMD.SendStorageHk" calcext:value-type="string">
            <text:p>./cmdutil --host=localhost --port=1234 -D 1:BPNode/Application/CMD.SendStorageHk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formula="of:=CONCATENATE(&quot;.&quot;;RIGHT([.D45];LEN([.D45])-7);&quot;_indication = &quot;;[.D45];&quot;,&quot;)" office:value-type="string" office:string-value=".SendChannelContactStatHkCmd_indication = BPNode_SendChannelContactStatHkCmd," calcext:value-type="string">
            <text:p>.SendChannelContactStatHkCmd_indication = BPNode_SendChannelContactStatHkCmd,</text:p>
          </table:table-cell>
          <table:table-cell table:formula="of:=CONCATENATE(&quot;./cmdutil --host=localhost --port=1234 -D 1:BPNode/Application/CMD.&quot;;RIGHT([.D45];LEN([.D45])-7))" office:value-type="string" office:string-value="./cmdutil --host=localhost --port=1234 -D 1:BPNode/Application/CMD.SendChannelContactStatHkCmd" calcext:value-type="string">
            <text:p>./cmdutil --host=localhost --port=1234 -D 1:BPNode/Application/CMD.SendChannelContactStatHkCmd</text:p>
          </table:table-cell>
          <table:table-cell table:number-columns-repeated="52"/>
        </table:table-row>
        <table:table-row table:style-name="ro1">
          <table:table-cell table:number-columns-repeated="58"/>
        </table:table-row>
        <table:table-row table:style-name="ro1">
          <table:table-cell table:style-name="ce12" office:value-type="string" calcext:value-type="string">
            <text:p>brief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enum_str</text:p>
          </table:table-cell>
          <table:table-cell table:style-name="ce12" office:value-type="string" calcext:value-type="string">
            <text:p>cmd_str</text:p>
          </table:table-cell>
          <table:table-cell office:value-type="string" calcext:value-type="string">
            <text:p>bpnode_eds_dispatch.c</text:p>
          </table:table-cell>
          <table:table-cell office:value-type="string" calcext:value-type="string">
            <text:p>Test-bpnode-cmds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asem - Generate command case block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];&quot; &quot;;[.D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];&quot; &quot;;[.D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];&quot; &quot;;[.D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];&quot; &quot;;[.D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5];&quot; &quot;;[.D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6];&quot; &quot;;[.D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7];&quot; &quot;;[.D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8];&quot; &quot;;[.D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9];&quot; &quot;;[.D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0];&quot; &quot;;[.D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1];&quot; &quot;;[.D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2];&quot; &quot;;[.D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3];&quot; &quot;;[.D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4];&quot; &quot;;[.D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5];&quot; &quot;;[.D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6];&quot; &quot;;[.D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7];&quot; &quot;;[.D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8];&quot; &quot;;[.D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9];&quot; &quot;;[.D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0];&quot; &quot;;[.D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1];&quot; &quot;;[.D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2];&quot; &quot;;[.D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3];&quot; &quot;;[.D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4];&quot; &quot;;[.D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5];&quot; &quot;;[.D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6];&quot; &quot;;[.D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7];&quot; &quot;;[.D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8];&quot; &quot;;[.D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9];&quot; &quot;;[.D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0];&quot; &quot;;[.D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1];&quot; &quot;;[.D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2];&quot; &quot;;[.D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3];&quot; &quot;;[.D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4];&quot; &quot;;[.D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5];&quot; &quot;;[.D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6];&quot; &quot;;[.D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7];&quot; &quot;;[.D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8];&quot; &quot;;[.D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9];&quot; &quot;;[.D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0];&quot; &quot;;[.D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1];&quot; &quot;;[.D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2];&quot; &quot;;[.D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3];&quot; &quot;;[.D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4];&quot; &quot;;[.D44])" office:value-type="string" office:string-value="./generate_case BPNODE_SEND_STORAGE_HK BPNode_SendStorageHk" calcext:value-type="string">
            <text:p>./generate_case 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5];&quot; &quot;;[.D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mdem - Generate command function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];&quot;&quot;&quot; &quot;;&quot; &quot;;[.C1];&quot; &quot;;[.D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];&quot;&quot;&quot; &quot;;&quot; &quot;;[.C2];&quot; &quot;;[.D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];&quot;&quot;&quot; &quot;;&quot; &quot;;[.C3];&quot; &quot;;[.D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];&quot;&quot;&quot; &quot;;&quot; &quot;;[.C4];&quot; &quot;;[.D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5];&quot;&quot;&quot; &quot;;&quot; &quot;;[.C5];&quot; &quot;;[.D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6];&quot;&quot;&quot; &quot;;&quot; &quot;;[.C6];&quot; &quot;;[.D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7];&quot;&quot;&quot; &quot;;&quot; &quot;;[.C7];&quot; &quot;;[.D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8];&quot;&quot;&quot; &quot;;&quot; &quot;;[.C8];&quot; &quot;;[.D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9];&quot;&quot;&quot; &quot;;&quot; &quot;;[.C9];&quot; &quot;;[.D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0];&quot;&quot;&quot; &quot;;&quot; &quot;;[.C10];&quot; &quot;;[.D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1];&quot;&quot;&quot; &quot;;&quot; &quot;;[.C11];&quot; &quot;;[.D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2];&quot;&quot;&quot; &quot;;&quot; &quot;;[.C12];&quot; &quot;;[.D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3];&quot;&quot;&quot; &quot;;&quot; &quot;;[.C13];&quot; &quot;;[.D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4];&quot;&quot;&quot; &quot;;&quot; &quot;;[.C14];&quot; &quot;;[.D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5];&quot;&quot;&quot; &quot;;&quot; &quot;;[.C15];&quot; &quot;;[.D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6];&quot;&quot;&quot; &quot;;&quot; &quot;;[.C16];&quot; &quot;;[.D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7];&quot;&quot;&quot; &quot;;&quot; &quot;;[.C17];&quot; &quot;;[.D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8];&quot;&quot;&quot; &quot;;&quot; &quot;;[.C18];&quot; &quot;;[.D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9];&quot;&quot;&quot; &quot;;&quot; &quot;;[.C19];&quot; &quot;;[.D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0];&quot;&quot;&quot; &quot;;&quot; &quot;;[.C20];&quot; &quot;;[.D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1];&quot;&quot;&quot; &quot;;&quot; &quot;;[.C21];&quot; &quot;;[.D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2];&quot;&quot;&quot; &quot;;&quot; &quot;;[.C22];&quot; &quot;;[.D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3];&quot;&quot;&quot; &quot;;&quot; &quot;;[.C23];&quot; &quot;;[.D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4];&quot;&quot;&quot; &quot;;&quot; &quot;;[.C24];&quot; &quot;;[.D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5];&quot;&quot;&quot; &quot;;&quot; &quot;;[.C25];&quot; &quot;;[.D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6];&quot;&quot;&quot; &quot;;&quot; &quot;;[.C26];&quot; &quot;;[.D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7];&quot;&quot;&quot; &quot;;&quot; &quot;;[.C27];&quot; &quot;;[.D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8];&quot;&quot;&quot; &quot;;&quot; &quot;;[.C28];&quot; &quot;;[.D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9];&quot;&quot;&quot; &quot;;&quot; &quot;;[.C29];&quot; &quot;;[.D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0];&quot;&quot;&quot; &quot;;&quot; &quot;;[.C30];&quot; &quot;;[.D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1];&quot;&quot;&quot; &quot;;&quot; &quot;;[.C31];&quot; &quot;;[.D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2];&quot;&quot;&quot; &quot;;&quot; &quot;;[.C32];&quot; &quot;;[.D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3];&quot;&quot;&quot; &quot;;&quot; &quot;;[.C33];&quot; &quot;;[.D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4];&quot;&quot;&quot; &quot;;&quot; &quot;;[.C34];&quot; &quot;;[.D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5];&quot;&quot;&quot; &quot;;&quot; &quot;;[.C35];&quot; &quot;;[.D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6];&quot;&quot;&quot; &quot;;&quot; &quot;;[.C36];&quot; &quot;;[.D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7];&quot;&quot;&quot; &quot;;&quot; &quot;;[.C37];&quot; &quot;;[.D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8];&quot;&quot;&quot; &quot;;&quot; &quot;;[.C38];&quot; &quot;;[.D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9];&quot;&quot;&quot; &quot;;&quot; &quot;;[.C39];&quot; &quot;;[.D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0];&quot;&quot;&quot; &quot;;&quot; &quot;;[.C40];&quot; &quot;;[.D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1];&quot;&quot;&quot; &quot;;&quot; &quot;;[.C41];&quot; &quot;;[.D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2];&quot;&quot;&quot; &quot;;&quot; &quot;;[.C42];&quot; &quot;;[.D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3];&quot;&quot;&quot; &quot;;&quot; &quot;;[.C43];&quot; &quot;;[.D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4];&quot;&quot;&quot; &quot;;&quot; &quot;;[.C44];&quot; &quot;;[.D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5];&quot;&quot;&quot; &quot;;&quot; &quot;;[.C45];&quot; &quot;;[.D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typedefem - Generate data structure typedefs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];&quot;&quot;&quot; &quot;;&quot; &quot;;[.C1];&quot; &quot;;[.D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];&quot;&quot;&quot; &quot;;&quot; &quot;;[.C2];&quot; &quot;;[.D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];&quot;&quot;&quot; &quot;;&quot; &quot;;[.C3];&quot; &quot;;[.D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];&quot;&quot;&quot; &quot;;&quot; &quot;;[.C4];&quot; &quot;;[.D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5];&quot;&quot;&quot; &quot;;&quot; &quot;;[.C5];&quot; &quot;;[.D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6];&quot;&quot;&quot; &quot;;&quot; &quot;;[.C6];&quot; &quot;;[.D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7];&quot;&quot;&quot; &quot;;&quot; &quot;;[.C7];&quot; &quot;;[.D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8];&quot;&quot;&quot; &quot;;&quot; &quot;;[.C8];&quot; &quot;;[.D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9];&quot;&quot;&quot; &quot;;&quot; &quot;;[.C9];&quot; &quot;;[.D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0];&quot;&quot;&quot; &quot;;&quot; &quot;;[.C10];&quot; &quot;;[.D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1];&quot;&quot;&quot; &quot;;&quot; &quot;;[.C11];&quot; &quot;;[.D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2];&quot;&quot;&quot; &quot;;&quot; &quot;;[.C12];&quot; &quot;;[.D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3];&quot;&quot;&quot; &quot;;&quot; &quot;;[.C13];&quot; &quot;;[.D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4];&quot;&quot;&quot; &quot;;&quot; &quot;;[.C14];&quot; &quot;;[.D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5];&quot;&quot;&quot; &quot;;&quot; &quot;;[.C15];&quot; &quot;;[.D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6];&quot;&quot;&quot; &quot;;&quot; &quot;;[.C16];&quot; &quot;;[.D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7];&quot;&quot;&quot; &quot;;&quot; &quot;;[.C17];&quot; &quot;;[.D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8];&quot;&quot;&quot; &quot;;&quot; &quot;;[.C18];&quot; &quot;;[.D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9];&quot;&quot;&quot; &quot;;&quot; &quot;;[.C19];&quot; &quot;;[.D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0];&quot;&quot;&quot; &quot;;&quot; &quot;;[.C20];&quot; &quot;;[.D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1];&quot;&quot;&quot; &quot;;&quot; &quot;;[.C21];&quot; &quot;;[.D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2];&quot;&quot;&quot; &quot;;&quot; &quot;;[.C22];&quot; &quot;;[.D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3];&quot;&quot;&quot; &quot;;&quot; &quot;;[.C23];&quot; &quot;;[.D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4];&quot;&quot;&quot; &quot;;&quot; &quot;;[.C24];&quot; &quot;;[.D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5];&quot;&quot;&quot; &quot;;&quot; &quot;;[.C25];&quot; &quot;;[.D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6];&quot;&quot;&quot; &quot;;&quot; &quot;;[.C26];&quot; &quot;;[.D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7];&quot;&quot;&quot; &quot;;&quot; &quot;;[.C27];&quot; &quot;;[.D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8];&quot;&quot;&quot; &quot;;&quot; &quot;;[.C28];&quot; &quot;;[.D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9];&quot;&quot;&quot; &quot;;&quot; &quot;;[.C29];&quot; &quot;;[.D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0];&quot;&quot;&quot; &quot;;&quot; &quot;;[.C30];&quot; &quot;;[.D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1];&quot;&quot;&quot; &quot;;&quot; &quot;;[.C31];&quot; &quot;;[.D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2];&quot;&quot;&quot; &quot;;&quot; &quot;;[.C32];&quot; &quot;;[.D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3];&quot;&quot;&quot; &quot;;&quot; &quot;;[.C33];&quot; &quot;;[.D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4];&quot;&quot;&quot; &quot;;&quot; &quot;;[.C34];&quot; &quot;;[.D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5];&quot;&quot;&quot; &quot;;&quot; &quot;;[.C35];&quot; &quot;;[.D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6];&quot;&quot;&quot; &quot;;&quot; &quot;;[.C36];&quot; &quot;;[.D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7];&quot;&quot;&quot; &quot;;&quot; &quot;;[.C37];&quot; &quot;;[.D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8];&quot;&quot;&quot; &quot;;&quot; &quot;;[.C38];&quot; &quot;;[.D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9];&quot;&quot;&quot; &quot;;&quot; &quot;;[.C39];&quot; &quot;;[.D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0];&quot;&quot;&quot; &quot;;&quot; &quot;;[.C40];&quot; &quot;;[.D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1];&quot;&quot;&quot; &quot;;&quot; &quot;;[.C41];&quot; &quot;;[.D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2];&quot;&quot;&quot; &quot;;&quot; &quot;;[.C42];&quot; &quot;;[.D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3];&quot;&quot;&quot; &quot;;&quot; &quot;;[.C43];&quot; &quot;;[.D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4];&quot;&quot;&quot; &quot;;&quot; &quot;;[.C44];&quot; &quot;;[.D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5];&quot;&quot;&quot; &quot;;&quot; &quot;;[.C45];&quot; &quot;;[.D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declarem - Generate function declarations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];&quot;&quot;&quot; &quot;;&quot; &quot;&quot;&quot;;[.B1];&quot;&quot;&quot; &quot;;[.C1];&quot; &quot;;[.D1])" office:value-type="string" office:string-value="./generate_declaration &quot;Noop&quot;  &quot;This function processes a noop command.&quot; BPNODE_NOOP_CC BPNode_NoopCmd" calcext:value-type="string">
            <text:p>./generate_declaration "Noop" <text:s/>"This function processes a noop command." 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];&quot;&quot;&quot; &quot;;&quot; &quot;&quot;&quot;;[.B2];&quot;&quot;&quot; &quot;;[.C2];&quot; &quot;;[.D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];&quot;&quot;&quot; &quot;;&quot; &quot;&quot;&quot;;[.B3];&quot;&quot;&quot; &quot;;[.C3];&quot; &quot;;[.D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];&quot;&quot;&quot; &quot;;&quot; &quot;&quot;&quot;;[.B4];&quot;&quot;&quot; &quot;;[.C4];&quot; &quot;;[.D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5];&quot;&quot;&quot; &quot;;&quot; &quot;&quot;&quot;;[.B5];&quot;&quot;&quot; &quot;;[.C5];&quot; &quot;;[.D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6];&quot;&quot;&quot; &quot;;&quot; &quot;&quot;&quot;;[.B6];&quot;&quot;&quot; &quot;;[.C6];&quot; &quot;;[.D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7];&quot;&quot;&quot; &quot;;&quot; &quot;&quot;&quot;;[.B7];&quot;&quot;&quot; &quot;;[.C7];&quot; &quot;;[.D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8];&quot;&quot;&quot; &quot;;&quot; &quot;&quot;&quot;;[.B8];&quot;&quot;&quot; &quot;;[.C8];&quot; &quot;;[.D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9];&quot;&quot;&quot; &quot;;&quot; &quot;&quot;&quot;;[.B9];&quot;&quot;&quot; &quot;;[.C9];&quot; &quot;;[.D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0];&quot;&quot;&quot; &quot;;&quot; &quot;&quot;&quot;;[.B10];&quot;&quot;&quot; &quot;;[.C10];&quot; &quot;;[.D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1];&quot;&quot;&quot; &quot;;&quot; &quot;&quot;&quot;;[.B11];&quot;&quot;&quot; &quot;;[.C11];&quot; &quot;;[.D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2];&quot;&quot;&quot; &quot;;&quot; &quot;&quot;&quot;;[.B12];&quot;&quot;&quot; &quot;;[.C12];&quot; &quot;;[.D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3];&quot;&quot;&quot; &quot;;&quot; &quot;&quot;&quot;;[.B13];&quot;&quot;&quot; &quot;;[.C13];&quot; &quot;;[.D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4];&quot;&quot;&quot; &quot;;&quot; &quot;&quot;&quot;;[.B14];&quot;&quot;&quot; &quot;;[.C14];&quot; &quot;;[.D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5];&quot;&quot;&quot; &quot;;&quot; &quot;&quot;&quot;;[.B15];&quot;&quot;&quot; &quot;;[.C15];&quot; &quot;;[.D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6];&quot;&quot;&quot; &quot;;&quot; &quot;&quot;&quot;;[.B16];&quot;&quot;&quot; &quot;;[.C16];&quot; &quot;;[.D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7];&quot;&quot;&quot; &quot;;&quot; &quot;&quot;&quot;;[.B17];&quot;&quot;&quot; &quot;;[.C17];&quot; &quot;;[.D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8];&quot;&quot;&quot; &quot;;&quot; &quot;&quot;&quot;;[.B18];&quot;&quot;&quot; &quot;;[.C18];&quot; &quot;;[.D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9];&quot;&quot;&quot; &quot;;&quot; &quot;&quot;&quot;;[.B19];&quot;&quot;&quot; &quot;;[.C19];&quot; &quot;;[.D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0];&quot;&quot;&quot; &quot;;&quot; &quot;&quot;&quot;;[.B20];&quot;&quot;&quot; &quot;;[.C20];&quot; &quot;;[.D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1];&quot;&quot;&quot; &quot;;&quot; &quot;&quot;&quot;;[.B21];&quot;&quot;&quot; &quot;;[.C21];&quot; &quot;;[.D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2];&quot;&quot;&quot; &quot;;&quot; &quot;&quot;&quot;;[.B22];&quot;&quot;&quot; &quot;;[.C22];&quot; &quot;;[.D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3];&quot;&quot;&quot; &quot;;&quot; &quot;&quot;&quot;;[.B23];&quot;&quot;&quot; &quot;;[.C23];&quot; &quot;;[.D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4];&quot;&quot;&quot; &quot;;&quot; &quot;&quot;&quot;;[.B24];&quot;&quot;&quot; &quot;;[.C24];&quot; &quot;;[.D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5];&quot;&quot;&quot; &quot;;&quot; &quot;&quot;&quot;;[.B25];&quot;&quot;&quot; &quot;;[.C25];&quot; &quot;;[.D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6];&quot;&quot;&quot; &quot;;&quot; &quot;&quot;&quot;;[.B26];&quot;&quot;&quot; &quot;;[.C26];&quot; &quot;;[.D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7];&quot;&quot;&quot; &quot;;&quot; &quot;&quot;&quot;;[.B27];&quot;&quot;&quot; &quot;;[.C27];&quot; &quot;;[.D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8];&quot;&quot;&quot; &quot;;&quot; &quot;&quot;&quot;;[.B28];&quot;&quot;&quot; &quot;;[.C28];&quot; &quot;;[.D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9];&quot;&quot;&quot; &quot;;&quot; &quot;&quot;&quot;;[.B29];&quot;&quot;&quot; &quot;;[.C29];&quot; &quot;;[.D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0];&quot;&quot;&quot; &quot;;&quot; &quot;&quot;&quot;;[.B30];&quot;&quot;&quot; &quot;;[.C30];&quot; &quot;;[.D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1];&quot;&quot;&quot; &quot;;&quot; &quot;&quot;&quot;;[.B31];&quot;&quot;&quot; &quot;;[.C31];&quot; &quot;;[.D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2];&quot;&quot;&quot; &quot;;&quot; &quot;&quot;&quot;;[.B32];&quot;&quot;&quot; &quot;;[.C32];&quot; &quot;;[.D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3];&quot;&quot;&quot; &quot;;&quot; &quot;&quot;&quot;;[.B33];&quot;&quot;&quot; &quot;;[.C33];&quot; &quot;;[.D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4];&quot;&quot;&quot; &quot;;&quot; &quot;&quot;&quot;;[.B34];&quot;&quot;&quot; &quot;;[.C34];&quot; &quot;;[.D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5];&quot;&quot;&quot; &quot;;&quot; &quot;&quot;&quot;;[.B35];&quot;&quot;&quot; &quot;;[.C35];&quot; &quot;;[.D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6];&quot;&quot;&quot; &quot;;&quot; &quot;&quot;&quot;;[.B36];&quot;&quot;&quot; &quot;;[.C36];&quot; &quot;;[.D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7];&quot;&quot;&quot; &quot;;&quot; &quot;&quot;&quot;;[.B37];&quot;&quot;&quot; &quot;;[.C37];&quot; &quot;;[.D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8];&quot;&quot;&quot; &quot;;&quot; &quot;&quot;&quot;;[.B38];&quot;&quot;&quot; &quot;;[.C38];&quot; &quot;;[.D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9];&quot;&quot;&quot; &quot;;&quot; &quot;&quot;&quot;;[.B39];&quot;&quot;&quot; &quot;;[.C39];&quot; &quot;;[.D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0];&quot;&quot;&quot; &quot;;&quot; &quot;&quot;&quot;;[.B40];&quot;&quot;&quot; &quot;;[.C40];&quot; &quot;;[.D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1];&quot;&quot;&quot; &quot;;&quot; &quot;&quot;&quot;;[.B41];&quot;&quot;&quot; &quot;;[.C41];&quot; &quot;;[.D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2];&quot;&quot;&quot; &quot;;&quot; &quot;&quot;&quot;;[.B42];&quot;&quot;&quot; &quot;;[.C42];&quot; &quot;;[.D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3];&quot;&quot;&quot; &quot;;&quot; &quot;&quot;&quot;;[.B43];&quot;&quot;&quot; &quot;;[.C43];&quot; &quot;;[.D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4];&quot;&quot;&quot; &quot;;&quot; &quot;&quot;&quot;;[.B44];&quot;&quot;&quot; &quot;;[.C44];&quot; &quot;;[.D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5];&quot;&quot;&quot; &quot;;&quot; &quot;&quot;&quot;;[.B45];&quot;&quot;&quot; &quot;;[.C45];&quot; &quot;;[.D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7"/>
        </table:table-row>
        <table:table-row table:style-name="ro1" table:number-rows-repeated="10483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05:40:45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1:49:09</meta:creation-date>
    <dc:date>2024-08-11T05:47:27.725000000</dc:date>
    <meta:generator>LibreOffice/7.3.0.3$Windows_X86_64 LibreOffice_project/0f246aa12d0eee4a0f7adcefbf7c878fc2238db3</meta:generator>
    <meta:editing-duration>PT10H6M57S</meta:editing-duration>
    <meta:editing-cycles>12</meta:editing-cycles>
    <meta:document-statistic meta:table-count="2" meta:cell-count="9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